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text-align="justify" style:justify-single-word="false"/>
      <style:text-properties fo:font-weight="normal" style:font-weight-asian="normal" style:font-weight-complex="normal"/>
    </style:style>
    <style:style style:name="P5" style:family="paragraph" style:parent-style-name="Standard">
      <style:paragraph-properties fo:text-align="justify" style:justify-single-word="false"/>
      <style:text-properties fo:font-weight="normal" style:font-weight-asian="normal" style:font-weight-complex="normal"/>
    </style:style>
    <style:style style:name="P6" style:family="paragraph" style:parent-style-name="Standard" style:list-style-name="L1">
      <style:paragraph-properties fo:text-align="justify" style:justify-single-word="false"/>
      <style:text-properties fo:font-weight="normal" style:font-weight-asian="normal" style:font-weight-complex="normal"/>
    </style:style>
    <style:style style:name="P7" style:family="paragraph" style:parent-style-name="Standard" style:list-style-name="L2">
      <style:paragraph-properties fo:text-align="justify" style:justify-single-word="false"/>
      <style:text-properties fo:font-weight="normal" style:font-weight-asian="normal" style:font-weight-complex="normal"/>
    </style:style>
    <style:style style:name="P8" style:family="paragraph" style:parent-style-name="Standard" style:list-style-name="L1">
      <style:paragraph-properties fo:text-align="justify" style:justify-single-word="false"/>
      <style:text-properties fo:font-weight="bold" style:font-weight-asian="bold" style:font-weight-complex="bold"/>
    </style:style>
    <style:style style:name="P9" style:family="paragraph" style:parent-style-name="Standard" style:list-style-name="L2">
      <style:paragraph-properties fo:text-align="justify" style:justify-single-word="false"/>
      <style:text-properties fo:font-weight="bold" style:font-weight-asian="bold" style:font-weight-complex="bold"/>
    </style:style>
    <style:style style:name="P10" style:family="paragraph" style:parent-style-name="Standard" style:list-style-name="L2">
      <style:paragraph-properties fo:text-align="justify" style:justify-single-word="false"/>
      <style:text-properties style:text-underline-style="none" fo:font-weight="bold" style:font-weight-asian="bold" style:font-weight-complex="bold"/>
    </style:style>
    <style:style style:name="P11" style:family="paragraph" style:parent-style-name="Standard">
      <style:paragraph-properties fo:text-align="justify" style:justify-single-word="false"/>
      <style:text-properties style:text-underline-style="none" fo:font-weight="normal" style:font-weight-asian="normal" style:font-weight-complex="normal"/>
    </style:style>
    <style:style style:name="P12" style:family="paragraph" style:parent-style-name="Standard" style:list-style-name="L2">
      <style:paragraph-properties fo:text-align="justify" style:justify-single-word="false"/>
      <style:text-properties style:text-underline-style="none" fo:font-weight="normal" style:font-weight-asian="normal" style:font-weight-complex="normal"/>
    </style:style>
    <style:style style:name="P13" style:family="paragraph" style:parent-style-name="Standard" style:list-style-name="L3">
      <style:paragraph-properties fo:text-align="justify" style:justify-single-word="false"/>
      <style:text-properties style:text-underline-style="none" fo:font-weight="normal" style:font-weight-asian="normal" style:font-weight-complex="normal"/>
    </style:style>
    <style:style style:name="P14" style:family="paragraph" style:parent-style-name="Standard" style:list-style-name="L2">
      <style:paragraph-properties fo:text-align="justify" style:justify-single-word="false"/>
    </style:style>
    <style:style style:name="P15" style:family="paragraph" style:parent-style-name="Standard" style:list-style-name="L3">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none"/>
    </style:style>
    <style:style style:name="T4" style:family="text">
      <style:text-properties style:text-underline-style="none" fo:font-weight="bold" style:font-weight-asian="bold" style:font-weight-complex="bold"/>
    </style:style>
    <style:style style:name="T5" style:family="text">
      <style:text-properties style:text-underline-style="none"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rograma informático:</text:span> Es un conjunto de eventos, ordenes o datos ordenados de manera que suceden de forma secuencial en el tiempo, uno detrás del otro. </text:p>
      <text:p text:style-name="P1"/>
      <text:p text:style-name="P1">Cada programa procesa un tipo diferente de órdenes, un editor de texto procesa los datos de un documento de texto, un juego procesa los datos de enemigos jugadores, interfaces, puntos...etc.</text:p>
      <text:p text:style-name="P1"/>
      <text:p text:style-name="P1"><text:span text:style-name="T1">Ejecutar un programa:</text:span> Se entiende como ejecutar un programa, que el ordenador siga todas sus órdenes, de la primera a la última.</text:p>
      <text:p text:style-name="P1"/>
      <text:p text:style-name="P1">Para crear un programa se usará un editor de texto simple (editor de texto sin formato) en el que se escribirán las ordenes, según el lenguaje de programación escogido. Al acabar de escribir el programa obtendremos el <text:span text:style-name="T1">Código fuente</text:span><text:span text:style-name="T2">.</text:span></text:p>
      <text:p text:style-name="P4"/>
      <text:p text:style-name="P1"><text:span text:style-name="T2">Se puede clasificar según se acerque mas al lenguaje de las personas (alto nivel), o del binario (bajo nivel). Pero para que la máquina entienda el código tiene que haber una traducción del lenguaje, a este proceso se le llama </text:span><text:span text:style-name="T1">Compilación</text:span><text:span text:style-name="T2"> y obtendremos de él el </text:span><text:span text:style-name="T1">Código objeto </text:span><text:span text:style-name="T2">(Ya es código máquina).</text:span></text:p>
      <text:p text:style-name="P4"/>
      <text:p text:style-name="P1"><text:span text:style-name="T2">Este código puede o no puede ser ejecutado por la máquina dependiendo de si se han usado </text:span><text:span text:style-name="T1">Librerías (Código predefinido) </text:span><text:span text:style-name="T2">o no. En caso afirmativo, necesitaremos la ayuda de un </text:span><text:span text:style-name="T1">Enlazador (Linker)</text:span><text:span text:style-name="T2">, que traducirá el </text:span><text:span text:style-name="T1">Código objeto</text:span><text:span text:style-name="T2"> a </text:span><text:span text:style-name="T1">Código ejecutable</text:span><text:span text:style-name="T2">. Este paso también es considerado como </text:span><text:span text:style-name="T1">Compilación</text:span><text:span text:style-name="T2">, para cada SO necesitaremos un proceso de compilación diferente (1 traducción). También podemos usar los </text:span><text:span text:style-name="T1">Intérpretes</text:span><text:span text:style-name="T2">, que traducirán el código a la vez que lo van leyendo (se traduce cada vez que se ejecuta), por lo que da igual en que SO se ejecute.</text:span></text:p>
      <text:p text:style-name="P4"/>
      <text:p text:style-name="P1"><text:span text:style-name="T2">Un ejemplo de Intérprete es la </text:span><text:span text:style-name="T1">Máquina virtual de Java</text:span><text:span text:style-name="T2">, que es la encargada de ejecutar un código sin importar la máquina, por lo que una aplicación java se puede usar tanto en Windows, como Linux, como MacOS, etc.</text:span></text:p>
      <text:p text:style-name="P4"/>
      <text:p text:style-name="P2">Lenguaje de programación:<text:span text:style-name="T2"> Es un lenguaje que permite establecer la comunicación entre el hombre (código fuente) y la máquina (código máquina). </text:span></text:p>
      <text:p text:style-name="P4"/>
      <text:p text:style-name="P2"><text:span text:style-name="T2">Se dividen en 5 generaciones, siendo la mas baja el </text:span>Código Máquina<text:span text:style-name="T2">, la </text:span>Segunda Generación<text:span text:style-name="T2"> son los llamados lenguajes </text:span>Ensamblador<text:span text:style-name="T2"> (los primeros en usar reglas mnemotécnicas, para escribir, por los que son los primeros en necesitar un traductor para pasarlo a </text:span><text:span text:style-name="T3">Código máquina</text:span><text:span text:style-name="T2">). Estos lenguajes permiten hacer software muy optimizado, pero son difíciles de trasladar, codificar, documentar i mantener.</text:span></text:p>
      <text:p text:style-name="P4"/>
      <text:p text:style-name="P2"><text:span text:style-name="T2">La </text:span>Tercera Generación<text:span text:style-name="T2"> (o </text:span>Lenguajes de Alto nivel<text:span text:style-name="T2">) son aquellos que permiten usar expresiones mas cercanas a la lengua humana, por lo que es mas fácil de programar en ellos, en cambio por este acercamiento a la lengua humana, necesitaremos usar traductores. Estos son los </text:span>Compiladores<text:span text:style-name="T2"> y los</text:span> Intérpretes<text:span text:style-name="T2">. La ventaja de estos lenguajes es que son mas sencillos, independientes de la maquinaria (siempre que se compile adecuadamente, o se use el intérprete adecuado) y mas rápidos de escribir, aunque se tardan mas en ejecutar por el hecho que hay que traducirlos.</text:span></text:p>
      <text:p text:style-name="P4"/>
      <text:p text:style-name="P2"><text:span text:style-name="T2">Los lenguajes de </text:span>Cuarta Generación<text:span text:style-name="T2">, permiten un grado más de abstracción, por lo que con pocas o ninguna línea de código se pueden llevar a cabo prototipos. Aunque sean mas fáciles y sencillos de usar, son más específicos y tienen opciones limitadas.</text:span></text:p>
      <text:p text:style-name="P4"/>
      <text:p text:style-name="P2"><text:span text:style-name="T2">Los de </text:span>Quinta Generación<text:span text:style-name="T2"> son aquellos que solucionan problemas relacionados con la </text:span>Inteligencia artificial<text:span text:style-name="T2">.</text:span></text:p>
      <text:p text:style-name="P4"/>
      <text:p text:style-name="P4"><text:soft-page-break/>Según la forma de trabajar de los lenguajes de programación se pueden dividir en diferentes paradigmas:</text:p>
      <text:p text:style-name="P4"/>
      <text:p text:style-name="P2">Paradigma imperativo/estructurado (Programación estructurada):<text:span text:style-name="T2"> Debe su nombre al papel dominante que ejercen las sentencias imperativas, es decir aquellas que modifican los datos guardados en la memoria. La idea es que cualquier programa se puede desgranar mediante 3 estructuras de control: Secuencia, selección e iteración. P. ej: Basic.</text:span></text:p>
      <text:p text:style-name="P4"/>
      <text:p text:style-name="P2">Paradigma de objetos (Programación orientada a objetos, POO u OOP):<text:span text:style-name="T2"> Es un paradigma de construcción de programas basado en una abstracción del mundo real. Se representan objetos como un libro, persona, comanda, etc. P.ej: Java.</text:span></text:p>
      <text:p text:style-name="P4"/>
      <text:p text:style-name="P2">Paradigma funcional:<text:span text:style-name="T2"> Esta basado en un modelo matemático. La idea es que el resultado de un calculo es la entrada del siguiente, así sucesivamente hasta que una composición de el resultado deseado. P.ej: Lisp.</text:span></text:p>
      <text:p text:style-name="P4"/>
      <text:p text:style-name="P2">Paradigma lógico:<text:span text:style-name="T2"> Tiene como característica principal la aplicación de las reglas de la lógica para llegar a conclusiones a partir de datos. P.ej: Prolog.</text:span></text:p>
      <text:p text:style-name="P4"/>
      <text:p text:style-name="P2">Programación estructurada:<text:span text:style-name="T2"> Los puntos que tiene que seguir la programación estructurada son:</text:span></text:p>
      <text:p text:style-name="P4"/>
      <text:list xml:id="list7898415390511144644" text:style-name="L1">
        <text:list-item>
          <text:p text:style-name="P8">Claridad:<text:span text:style-name="T2"> Tiene que haber suficiente información para que el programa pueda ser entendido y verificado (Comentarios, nombres de variables comprensibles, procedimientos entendedores).</text:span></text:p>
          <text:p text:style-name="P6"/>
        </text:list-item>
        <text:list-item>
          <text:p text:style-name="P8">Teorema de la estructura:<text:span text:style-name="T2"> Dice que todo programa puede ser escrito con las 3 estructuras básicas de control:</text:span></text:p>
          <text:list>
            <text:list-item>
              <text:p text:style-name="P8">Secuencia:<text:span text:style-name="T2"> Que las instrucciones se harán una detrás de la otra.</text:span></text:p>
            </text:list-item>
            <text:list-item>
              <text:p text:style-name="P8">Selección:<text:span text:style-name="T2"> Que existen condicionales.</text:span></text:p>
            </text:list-item>
            <text:list-item>
              <text:p text:style-name="P8">Iteración:<text:span text:style-name="T2"> Que existen bucles.</text:span></text:p>
              <text:p text:style-name="P6"/>
            </text:list-item>
          </text:list>
        </text:list-item>
        <text:list-item>
          <text:p text:style-name="P8">Diseño descendiente:<text:span text:style-name="T2"> Se basa en abstraer un problema y hacerlo en mas pedazos muy pequeños para resolverlos mas fácilmente.</text:span></text:p>
          <text:p text:style-name="P6"/>
        </text:list-item>
      </text:list>
      <text:p text:style-name="P2">Programación modular:<text:span text:style-name="T2"> El programa se divide en partes más pequeñas e independientes. Se basan en procesos (que hacen una tarea y devuelven 0 o más de un valor) y funciones (que son subprogramas creados para hacer una tarea determinada).</text:span></text:p>
      <text:p text:style-name="P4"/>
      <text:p text:style-name="P2">Tipos de datos:<text:span text:style-name="T2"> Los datos que pueden asumir los lenguajes de programación (boleanos, reales, enteros, decimales...)</text:span></text:p>
      <text:p text:style-name="P4"/>
      <text:p text:style-name="P2">Orientación a objetos (OO)<text:span text:style-name="T2">, es un paradigma de construcción de programas basado en una abstracción del mundo real.</text:span></text:p>
      <text:p text:style-name="P4"/>
      <text:p text:style-name="P2">Objeto:<text:span text:style-name="T2"> Es una combinación de datos (atributos) y métodos (funciones y procedimientos) que nos permiten interaccionar con el.</text:span></text:p>
      <text:p text:style-name="P4"/>
      <text:p text:style-name="P4"/>
      <text:p text:style-name="P4"/>
      <text:p text:style-name="P4"/>
      <text:p text:style-name="P4"/>
      <text:p text:style-name="P4"/>
      <text:p text:style-name="P4"><text:soft-page-break/>Los lenguajes que usan POO se basan en 5 paradigmas:</text:p>
      <text:p text:style-name="P4"/>
      <text:list xml:id="list3310333136780848288" text:style-name="L2">
        <text:list-item>
          <text:p text:style-name="P9">Abstracción:<text:span text:style-name="T2"> Es el proceso en el cual se separan las propiedades mas importantes de un objeto de las que no lo son.</text:span></text:p>
          <text:p text:style-name="P7"/>
        </text:list-item>
        <text:list-item>
          <text:p text:style-name="P9">Encapsulación:<text:span text:style-name="T2"> Nos permite escoger que información se muestra y cual no según los privilegios.</text:span></text:p>
          <text:p text:style-name="P7"/>
        </text:list-item>
        <text:list-item>
          <text:p text:style-name="P9">Modularidad:<text:span text:style-name="T2"> Nos permite modificar las características de cada una de las clases que definen un objeto de forma independiente del resto de las clases en la aplicación.</text:span></text:p>
          <text:p text:style-name="P7"/>
        </text:list-item>
        <text:list-item>
          <text:p text:style-name="P10">Jerarquía:<text:span text:style-name="T2"> Permite ordenar las abstracciones, las mas importantes son la herencia (padre hijo) y la agregación (suma de varios).</text:span></text:p>
          <text:p text:style-name="P12"/>
        </text:list-item>
        <text:list-item>
          <text:p text:style-name="P10">Polimorfismo:<text:span text:style-name="T2"> Permite dar diferentes formas a un método.</text:span></text:p>
          <text:list>
            <text:list-item>
              <text:p text:style-name="P10">Overload:<text:span text:style-name="T2"> consiste en implementar un mismo método de formas diferentes para que la máquina decida cual se tiene que usar.</text:span></text:p>
            </text:list-item>
            <text:list-item>
              <text:p text:style-name="P14"><text:span text:style-name="T4">Override:</text:span><text:span text:style-name="T5"> Consiste en reimplementar un método heredado de la superclase.</text:span></text:p>
            </text:list-item>
          </text:list>
        </text:list-item>
      </text:list>
      <text:p text:style-name="P11"/>
      <text:p text:style-name="P11">Las fases de desarrollo de una aplicación son:</text:p>
      <text:list xml:id="list6065926505833842677" text:style-name="L3">
        <text:list-header>
          <text:p text:style-name="P13"/>
        </text:list-header>
        <text:list-item>
          <text:p text:style-name="P15"><text:span text:style-name="T4">Planificación:</text:span><text:span text:style-name="T5"> Se miran los resultados de un estudio de viabilidad del sistema para seguir adelante o abandonar el proyecto.</text:span></text:p>
          <text:p text:style-name="P13"/>
        </text:list-item>
        <text:list-item>
          <text:p text:style-name="P15"><text:span text:style-name="T4">Análisis del sistema de información: </text:span><text:span text:style-name="T5">En este proceso queremos conseguir la especificación detalla del sistema de información.</text:span></text:p>
          <text:p text:style-name="P13"/>
        </text:list-item>
        <text:list-item>
          <text:p text:style-name="P15"><text:span text:style-name="T4">Diseño del sistema de información: </text:span><text:span text:style-name="T5">En esta parte del diseño queremos definir la arquitectura del sistema y el entorno tecnológico que le dará soporte junto a la especificación detallada de los componentes del sistema de información.</text:span></text:p>
          <text:p text:style-name="P13"/>
        </text:list-item>
        <text:list-item>
          <text:p text:style-name="P15"><text:span text:style-name="T4">Construcción del sistema de información:</text:span><text:span text:style-name="T5"> Tiene como objetivo la construcción y prueba de los diferentes componentes del sistema de información, a partir de su conjunto de especificaciones lógicas y físicas obtenidas en la fase de diseño.</text:span></text:p>
          <text:p text:style-name="P13"/>
        </text:list-item>
        <text:list-item>
          <text:p text:style-name="P15"><text:span text:style-name="T4">Implementación y aceptación del sistema:</text:span><text:span text:style-name="T5"> En este paso queremos entregar el sistema y asegurarnos que funciona correctamente una vez implementado .</text:span></text:p>
          <text:p text:style-name="P13"/>
        </text:list-item>
        <text:list-item>
          <text:p text:style-name="P15"><text:span text:style-name="T4">Mantenimiento:</text:span><text:span text:style-name="T5"> Corrección de errores, implementación de nuevos requerimientos, soporte a usuarios, soportes a administradores de sistemas, ajustes de rendimiento.</text:span></text:p>
        </text:list-item>
      </text:list>
      <text:p text:style-name="P4"/>
      <text:p text:style-name="P3"/>
      <text:p text:style-name="P3"/>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rlos Guillermo Valenzuela García</meta:initial-creator>
    <meta:creation-date>2020-10-27T22:30:23.43</meta:creation-date>
    <dc:date>2020-10-30T19:52:53.87</dc:date>
    <dc:creator>Carlos Guillermo Valenzuela García</dc:creator>
    <meta:editing-duration>PT1H32M8S</meta:editing-duration>
    <meta:editing-cycles>15</meta:editing-cycles>
    <meta:generator>OpenOffice/4.1.3$Win32 OpenOffice.org_project/413m1$Build-9783</meta:generator>
    <meta:document-statistic meta:table-count="0" meta:image-count="0" meta:object-count="0" meta:page-count="3" meta:paragraph-count="43" meta:word-count="1168" meta:character-count="7373"/>
  </office:meta>
</office:document-meta>
</file>